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09cm" fo:min-width="0.688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09cm" fo:min-width="0cm"/>
    </style:style>
    <style:style style:name="gr6" style:family="graphic" style:parent-style-name="standard">
      <style:graphic-properties draw:stroke="none" svg:stroke-color="#000000" draw:fill="solid" draw:fill-color="#ffffff" fo:min-height="1.01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family="Arial" style:font-style-name="Normal" style:font-family-generic="swiss" fo:font-size="13pt" style:font-family-asian="Arial" style:font-style-name-asian="Normal" style:font-family-generic-asian="swiss" style:font-size-asian="13pt" style:font-family-complex="Arial" style:font-style-name-complex="Normal" style:font-family-generic-complex="swiss" style:font-size-complex="13pt"/>
    </style:style>
    <style:style style:name="T3" style:family="text">
      <style:text-properties fo:font-family="Arial" style:font-family-generic="roman" style:font-pitch="variable" fo:font-size="13pt" style:font-family-asian="Arial" style:font-style-name-asian="Normal" style:font-family-generic-asian="swiss" style:font-size-asian="13pt" style:font-family-complex="Arial" style:font-style-name-complex="Normal" style:font-family-generic-complex="swiss" style:font-size-complex="13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918cm" svg:height="1.175cm" svg:x="10.241cm" svg:y="3.5cm">
          <text:p text:style-name="P1"><text:span text:style-name="T1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2" draw:id="id2" draw:layer="layout" svg:width="3.8cm" svg:height="1.669cm" svg:x="9.8cm" svg:y="5.4cm">
          <text:p text:style-name="P1"><text:span text:style-name="T2">n←</text:span><text:span text:style-name="T3">5</text:span></text:p>
          <text:p text:style-name="P1"><text:span text:style-name="T3">Indice</text:span><text:span text:style-name="T2">←0</text:span></text:p>
          <text:p text:style-name="P1"><text:span text:style-name="T2">limite←n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measurelines" svg:x1="11.7cm" svg:y1="4.675cm" svg:x2="11.7cm" svg:y2="5.4cm" draw:start-shape="id1" draw:start-glue-point="6" draw:end-shape="id2" draw:end-glue-point="4" svg:d="M11700 4675v725">
          <text:p/>
        </draw:connector>
        <draw:custom-shape draw:style-name="gr1" draw:text-style-name="P3" xml:id="id4" draw:id="id4" draw:layer="measurelines" svg:width="2.8cm" svg:height="1.8cm" svg:x="10.3cm" svg:y="9.1cm">
          <text:p text:style-name="P1"><text:span text:style-name="T4">limite&gt;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8" draw:id="id8" draw:layer="measurelines" svg:width="3.3cm" svg:height="2.1cm" svg:x="10.05cm" svg:y="16.9cm">
          <text:p text:style-name="P1"><text:span text:style-name="T4">indice&lt;limi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3" draw:id="id3" draw:layer="measurelines" svg:width="0.6cm" svg:height="0.6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measurelines" svg:x1="11.7cm" svg:y1="7.069cm" svg:x2="11.7cm" svg:y2="7.8cm" draw:start-shape="id2" draw:start-glue-point="6" draw:end-shape="id3" draw:end-glue-point="4" svg:d="M11700 7069v731">
          <text:p/>
        </draw:connector>
        <draw:connector draw:style-name="gr2" draw:text-style-name="P1" draw:layer="measurelines" svg:x1="11.7cm" svg:y1="8.4cm" svg:x2="11.7cm" svg:y2="9.1cm" draw:start-shape="id3" draw:start-glue-point="8" draw:end-shape="id4" draw:end-glue-point="4" svg:d="M11700 8400v700">
          <text:p/>
        </draw:connector>
        <draw:custom-shape draw:style-name="gr1" draw:text-style-name="P1" xml:id="id5" draw:id="id5" draw:layer="measurelines" svg:width="2.6cm" svg:height="1cm" svg:x="5.7cm" svg:y="10.8cm">
          <text:p text:style-name="P1">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measurelines" svg:x1="10.3cm" svg:y1="10cm" svg:x2="7cm" svg:y2="10.8cm" draw:start-shape="id4" draw:start-glue-point="5" draw:end-shape="id5" draw:end-glue-point="4" svg:d="M10300 10000h-3300v800">
          <text:p/>
        </draw:connector>
        <draw:connector draw:style-name="gr2" draw:text-style-name="P1" draw:layer="measurelines" draw:type="line" svg:x1="11.675cm" svg:y1="19cm" svg:x2="11.7cm" svg:y2="20cm" draw:end-shape="id6" draw:end-glue-point="4" svg:d="M11675 19000l25 1000">
          <text:p/>
        </draw:connector>
        <draw:frame draw:style-name="gr4" draw:text-style-name="P4" draw:layer="measurelines" svg:width="1.188cm" svg:height="0.759cm" svg:x="8.8cm" svg:y="9.1cm">
          <draw:text-box>
            <text:p><text:span text:style-name="T4">NO</text:span></text:p>
          </draw:text-box>
        </draw:frame>
        <draw:frame draw:style-name="gr5" draw:text-style-name="P4" draw:layer="measurelines" svg:width="0.934cm" svg:height="0.759cm" svg:x="11.8cm" svg:y="18.941cm">
          <draw:text-box>
            <text:p><text:span text:style-name="T4">SI</text:span></text:p>
          </draw:text-box>
        </draw:frame>
        <draw:custom-shape draw:style-name="gr1" draw:text-style-name="P1" xml:id="id6" draw:id="id6" draw:layer="measurelines" svg:width="4.4cm" svg:height="2.5cm" svg:x="9.5cm" svg:y="20cm">
          <text:p text:style-name="P1"><text:span text:style-name="T4">aindice</text:span></text:p>
          <text:p text:style-name="P1"><text:span text:style-name="T4">&lt;</text:span></text:p>
          <text:p text:style-name="P1"><text:span text:style-name="T4">aindice+1</text:span> 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7" draw:id="id7" draw:layer="measurelines" svg:width="0.6cm" svg:height="0.6cm" svg:x="11.4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measurelines" draw:type="line" svg:x1="11.7cm" svg:y1="15.4cm" svg:x2="11.7cm" svg:y2="16.9cm" draw:start-shape="id7" draw:start-glue-point="8" draw:end-shape="id8" draw:end-glue-point="4" svg:d="M11700 15400v1500">
          <text:p/>
        </draw:connector>
        <draw:custom-shape draw:style-name="gr1" draw:text-style-name="P3" xml:id="id10" draw:id="id10" draw:layer="measurelines" svg:width="3.8cm" svg:height="2.2cm" svg:x="4cm" svg:y="20.1cm">
          <text:p text:style-name="P1"><text:span text:style-name="T4">pivote</text:span><text:span text:style-name="T2">←aindice+1</text:span></text:p>
          <text:p text:style-name="P1"><text:span text:style-name="T2">aindice+1←aindice</text:span></text:p>
          <text:p text:style-name="P1"><text:span text:style-name="T2">aindice←piv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measurelines" svg:width="3.2cm" svg:height="1.5cm" svg:x="14.9cm" svg:y="17.2cm">
          <text:p text:style-name="P1"><text:span text:style-name="T2">limite←limite-1</text:span></text:p>
          <text:p text:style-name="P1"><text:span text:style-name="T2">indice←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measurelines" draw:type="line" svg:x1="13.35cm" svg:y1="17.95cm" svg:x2="14.9cm" svg:y2="17.95cm" draw:start-shape="id8" draw:start-glue-point="7" draw:end-shape="id9" draw:end-glue-point="5" svg:d="M13350 17950h1550">
          <text:p/>
        </draw:connector>
        <draw:connector draw:style-name="gr2" draw:text-style-name="P1" draw:layer="measurelines" svg:x1="16.5cm" svg:y1="17.2cm" svg:x2="12cm" svg:y2="8.1cm" draw:start-shape="id9" draw:start-glue-point="4" draw:end-shape="id3" draw:end-glue-point="10" svg:d="M16500 17200v-9100h-4500">
          <text:p/>
        </draw:connector>
        <draw:frame draw:style-name="gr5" draw:text-style-name="P4" draw:layer="measurelines" svg:width="1.243cm" svg:height="0.759cm" svg:x="13.4cm" svg:y="17.1cm">
          <draw:text-box>
            <text:p><text:span text:style-name="T4">NO</text:span></text:p>
          </draw:text-box>
        </draw:frame>
        <draw:custom-shape draw:style-name="gr1" draw:text-style-name="P1" xml:id="id12" draw:id="id12" draw:layer="measurelines" svg:width="3.6cm" svg:height="1cm" svg:x="9.9cm" svg:y="25.1cm">
          <text:p text:style-name="P1"><text:span text:style-name="T2">indice←indice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measurelines" svg:width="0.001cm" svg:height="1.267cm" svg:x="9.6cm" svg:y="20.6cm">
          <draw:text-box>
            <text:p><text:span text:style-name="T4">SI</text:span></text:p>
          </draw:text-box>
        </draw:frame>
        <draw:connector draw:style-name="gr2" draw:text-style-name="P1" draw:layer="measurelines" draw:type="line" svg:x1="9.5cm" svg:y1="21.25cm" svg:x2="7.8cm" svg:y2="21.2cm" draw:start-shape="id6" draw:start-glue-point="5" draw:end-shape="id10" draw:end-glue-point="7" svg:d="M9500 21250l-1700-50">
          <text:p/>
        </draw:connector>
        <draw:custom-shape draw:style-name="gr3" draw:text-style-name="P1" xml:id="id11" draw:id="id11" draw:layer="measurelines" svg:width="0.6cm" svg:height="0.6cm" svg:x="11.4cm" svg:y="23.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measurelines" draw:type="line" svg:x1="11.7cm" svg:y1="22.5cm" svg:x2="11.7cm" svg:y2="23.6cm" draw:start-shape="id6" draw:start-glue-point="6" draw:end-shape="id11" draw:end-glue-point="4" svg:d="M11700 22500v1100">
          <text:p/>
        </draw:connector>
        <draw:connector draw:style-name="gr2" draw:text-style-name="P1" draw:layer="measurelines" draw:type="line" svg:x1="11.7cm" svg:y1="24.2cm" svg:x2="11.7cm" svg:y2="25.1cm" draw:start-shape="id11" draw:start-glue-point="8" draw:end-shape="id12" draw:end-glue-point="4" svg:d="M11700 24200v900">
          <text:p/>
        </draw:connector>
        <draw:connector draw:style-name="gr2" draw:text-style-name="P1" draw:layer="measurelines" svg:x1="5.9cm" svg:y1="22.3cm" svg:x2="11.4cm" svg:y2="23.9cm" draw:start-shape="id10" draw:start-glue-point="6" draw:end-shape="id11" draw:end-glue-point="6" svg:d="M5900 22300v1600h5500">
          <text:p/>
        </draw:connector>
        <draw:connector draw:style-name="gr2" draw:text-style-name="P1" draw:layer="measurelines" draw:line-skew="-7.099cm" svg:x1="9.9cm" svg:y1="25.6cm" svg:x2="11.4cm" svg:y2="15.1cm" draw:start-shape="id12" draw:start-glue-point="5" draw:end-shape="id7" draw:end-glue-point="6" svg:d="M9900 25600h-7600v-10500h9100">
          <text:p/>
        </draw:connector>
        <draw:frame draw:style-name="gr5" draw:text-style-name="P4" draw:layer="measurelines" svg:width="1.243cm" svg:height="0.759cm" svg:x="11.857cm" svg:y="22.5cm">
          <draw:text-box>
            <text:p><text:span text:style-name="T4">NO</text:span></text:p>
          </draw:text-box>
        </draw:frame>
        <draw:custom-shape draw:style-name="gr7" draw:text-style-name="P2" xml:id="id13" draw:id="id13" draw:layer="measurelines" svg:width="2.9cm" svg:height="1.2cm" svg:x="5.6cm" svg:y="12.8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measurelines" draw:type="line" svg:x1="7cm" svg:y1="11.741cm" svg:x2="7.05cm" svg:y2="12.8cm" draw:start-shape="id5" draw:start-glue-point="6" draw:end-shape="id13" draw:end-glue-point="0" svg:d="M7000 11741l50 1059">
          <text:p/>
        </draw:connector>
        <draw:connector draw:style-name="gr8" draw:text-style-name="P1" draw:layer="measurelines" draw:type="line" svg:x1="11.7cm" svg:y1="10.9cm" svg:x2="11.7cm" svg:y2="14.8cm" draw:start-shape="id4" draw:start-glue-point="6" draw:end-shape="id7" draw:end-glue-point="4" svg:d="M11700 10900v3900">
          <text:p/>
        </draw:connector>
        <draw:frame draw:style-name="gr9" draw:layer="layout" svg:width="11.276cm" svg:height="1.675cm" svg:x="3.124cm" svg:y="1.4cm">
          <draw:text-box>
            <text:p>Ordenar caracteres de mayor a menor</text:p>
            <text:p>Angel Martinez Orti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Ángel Martínez Ortiz</meta:initial-creator>
    <meta:creation-date>2019-11-22T21:53:07.15</meta:creation-date>
    <dc:date>2019-11-23T22:11:42.08</dc:date>
    <dc:creator>Ángel Martínez Ortiz</dc:creator>
    <meta:editing-duration>PT2H59M39S</meta:editing-duration>
    <meta:editing-cycles>2</meta:editing-cycles>
    <meta:generator>OpenOffice/4.1.6$Win32 OpenOffice.org_project/416m1$Build-9790</meta:generator>
    <meta:document-statistic meta:object-count="34"/>
  </office:meta>
</office:document-meta>
</file>